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scadia Mono" svg:font-family="'Cascadia Mono'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896cm" fo:min-width="2.7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1.097cm" fo:min-width="1.582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0.461cm" fo:min-width="3.716cm" style:writing-mode="lr-tb"/>
      <style:paragraph-properties style:writing-mode="lr-tb"/>
    </style:style>
    <style:style style:name="gr4" style:family="graphic" style:parent-style-name="Green_5f_line">
      <style:graphic-properties draw:stroke="none"/>
      <style:paragraph-properties style:writing-mode="lr-tb"/>
    </style:style>
    <style:style style:name="gr5" style:family="graphic" style:parent-style-name="Green_5f_line">
      <style:graphic-properties draw:textarea-vertical-align="middle" fo:min-height="0.544cm" fo:min-width="1.291cm" style:writing-mode="lr-tb"/>
      <style:paragraph-properties style:writing-mode="lr-tb"/>
    </style:style>
    <style:style style:name="gr6" style:family="graphic" style:parent-style-name="Green_5f_line">
      <style:graphic-properties draw:textarea-vertical-align="middle" fo:min-height="0.461cm" fo:min-width="4.682cm" style:writing-mode="lr-tb"/>
      <style:paragraph-properties style:writing-mode="lr-tb"/>
    </style:style>
    <style:style style:name="gr7" style:family="graphic" style:parent-style-name="Green_5f_line">
      <style:graphic-properties draw:textarea-vertical-align="middle" fo:min-height="1.02cm" fo:min-width="4.682cm" style:writing-mode="lr-tb"/>
      <style:paragraph-properties style:writing-mode="lr-tb"/>
    </style:style>
    <style:style style:name="gr8" style:family="graphic" style:parent-style-name="Green_5f_line">
      <style:graphic-properties draw:marker-end="" draw:textarea-vertical-align="middle"/>
    </style:style>
    <style:style style:name="gr9" style:family="graphic" style:parent-style-name="Green_5f_line">
      <style:graphic-properties draw:textarea-vertical-align="middle"/>
    </style:style>
    <style:style style:name="gr10" style:family="graphic" style:parent-style-name="Green_5f_line">
      <style:graphic-properties svg:stroke-color="#158466" draw:marker-end="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color="#158466" draw:marker-end="Arrowheads_20_27" draw:marker-end-width="0.3cm" draw:fill="none" draw:textarea-vertical-align="middle"/>
    </style:style>
    <style:style style:name="P1" style:family="paragraph">
      <style:text-properties style:use-window-font-color="true" loext:opacity="0%"/>
    </style:style>
    <style:style style:name="P2" style:family="paragraph">
      <style:paragraph-properties style:writing-mode="lr-tb"/>
      <style:text-properties style:use-window-font-color="true" loext:opacity="0%" loext:color-lum-mod="100%" loext:color-lum-off="0%"/>
    </style:style>
    <style:style style:name="P3" style:family="paragraph">
      <style:paragraph-properties style:text-autospace="none"/>
      <style:text-properties style:use-window-font-color="true" loext:opacity="0%" style:font-name="Cascadia Mono" fo:font-size="9.5pt" style:font-name-asian="Cascadia Mono" style:font-size-asian="9.5pt" style:font-name-complex="Cascadia Mono" style:font-size-complex="9.5pt"/>
    </style:style>
    <style:style style:name="P4" style:family="paragraph">
      <style:paragraph-properties style:text-autospace="none" style:writing-mode="lr-tb"/>
      <style:text-properties style:use-window-font-color="true" loext:opacity="0%" loext:color-lum-mod="100%" loext:color-lum-off="0%" style:font-name="Cascadia Mono" fo:font-size="9.5pt" style:font-name-asian="Cascadia Mono" style:font-size-asian="9.5pt" style:font-name-complex="Cascadia Mono" style:font-size-complex="9.5pt"/>
    </style:style>
    <style:style style:name="P5" style:family="paragraph">
      <style:text-properties style:use-window-font-color="true" loext:opacity="0%" loext:color-lum-mod="100%" loext:color-lum-off="0%"/>
    </style:style>
    <style:style style:name="P6" style:family="paragraph">
      <style:paragraph-properties style:text-autospace="none"/>
      <style:text-properties style:use-window-font-color="true" loext:opacity="0%"/>
    </style:style>
    <style:style style:name="P7" style:family="paragraph">
      <style:paragraph-properties style:text-autospace="none" style:writing-mode="lr-tb"/>
      <style:text-properties style:use-window-font-color="true" loext:opacity="0%" loext:color-lum-mod="100%" loext:color-lum-off="0%"/>
    </style:style>
    <style:style style:name="P8" style:family="paragraph">
      <style:paragraph-properties fo:text-align="start" style:text-autospace="none"/>
      <style:text-properties style:use-window-font-color="true" loext:opacity="0%" style:font-name="Cascadia Mono" fo:font-size="9.5pt" style:font-name-asian="Cascadia Mono" style:font-size-asian="9.5pt" style:font-name-complex="Cascadia Mono" style:font-size-complex="9.5pt"/>
    </style:style>
    <style:style style:name="P9" style:family="paragraph">
      <style:paragraph-properties fo:text-align="start" style:text-autospace="none" style:writing-mode="lr-tb"/>
      <style:text-properties style:use-window-font-color="true" loext:opacity="0%" loext:color-lum-mod="100%" loext:color-lum-off="0%" style:font-name="Cascadia Mono" fo:font-size="9.5pt" style:font-name-asian="Cascadia Mono" style:font-size-asian="9.5pt" style:font-name-complex="Cascadia Mono" style:font-size-complex="9.5pt"/>
    </style:style>
    <style:style style:name="P10" style:family="paragraph">
      <loext:graphic-properties draw:fill="none"/>
      <style:paragraph-properties fo:text-align="center"/>
      <style:text-properties style:use-window-font-color="true" loext:opacity="0%" loext:color-lum-mod="100%" loext:color-lum-off="0%"/>
    </style:style>
    <style:style style:name="T1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1.27cm" svg:x="7.082cm" svg:y="2.587cm">
          <text:p text:style-name="P1"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8" draw:id="id8" draw:layer="layout" svg:width="3.048cm" svg:height="1.27cm" svg:x="10.872cm" svg:y="13.382cm">
          <text:p text:style-name="P1"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" draw:id="id3" draw:layer="layout" svg:width="3.422cm" svg:height="1.346cm" svg:x="6.895cm" svg:y="5.686cm">
          <text:p text:style-name="P1">Ввод z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2" draw:id="id2" draw:layer="layout" svg:width="4.216cm" svg:height="0.711cm" svg:x="6.498cm" svg:y="4.416cm">
          <text:p text:style-name="P3"><text:span text:style-name="T1">x{}; y{}; z{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1.269cm" svg:height="0.317cm" svg:x="10.526cm" svg:y="7.985cm">
          <draw:text-box>
            <text:p text:style-name="P1">нет</text:p>
          </draw:text-box>
        </draw:frame>
        <draw:frame draw:style-name="gr4" draw:text-style-name="P5" draw:layer="layout" svg:width="0.953cm" svg:height="0.317cm" svg:x="5.762cm" svg:y="7.985cm">
          <draw:text-box draw:corner-radius="1.86cm">
            <text:p text:style-name="P1">да</text:p>
          </draw:text-box>
        </draw:frame>
        <draw:custom-shape draw:style-name="gr5" draw:text-style-name="P7" xml:id="id4" draw:id="id4" draw:layer="layout" svg:width="3.581cm" svg:height="1.587cm" svg:x="6.816cm" svg:y="7.667cm">
          <text:p text:style-name="P6"><text:span text:style-name="T1">z &lt; 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xml:id="id6" draw:id="id6" draw:layer="layout" svg:width="5.182cm" svg:height="0.711cm" svg:x="2.326cm" svg:y="9.458cm">
          <text:p text:style-name="P6"><text:span text:style-name="T1">x = pow(z, 3) + 0.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7" xml:id="id5" draw:id="id5" draw:layer="layout" svg:width="5.182cm" svg:height="0.711cm" svg:x="9.805cm" svg:y="9.436cm">
          <text:p text:style-name="P6"><text:span text:style-name="T1">x = z + log10(z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9" xml:id="id7" draw:id="id7" draw:layer="layout" svg:width="5.182cm" svg:height="1.27cm" svg:x="9.805cm" svg:y="11.477cm">
          <text:p text:style-name="P8"><text:span text:style-name="T1">y = pow(cos(x * x), 3)</text:span></text:p>
          <text:p text:style-name="P8"><text:span text:style-name="T1">+ pow(sin(x * x * x), 2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8.606cm" svg:y1="3.857cm" svg:x2="8.606cm" svg:y2="4.416cm" draw:start-shape="id1" draw:start-glue-point="6" draw:end-shape="id2" draw:end-glue-point="4" svg:d="M8606 3857v559" svg:viewBox="0 0 1 560">
          <text:p/>
        </draw:connector>
        <draw:connector draw:style-name="gr8" draw:text-style-name="P5" draw:layer="layout" draw:type="line" svg:x1="8.606cm" svg:y1="5.127cm" svg:x2="8.606cm" svg:y2="5.686cm" draw:start-shape="id2" draw:start-glue-point="6" draw:end-shape="id3" draw:end-glue-point="5" svg:d="M8606 5127v559" svg:viewBox="0 0 1 560">
          <text:p/>
        </draw:connector>
        <draw:connector draw:style-name="gr8" draw:text-style-name="P5" draw:layer="layout" draw:type="line" svg:x1="8.606cm" svg:y1="7.032cm" svg:x2="8.607cm" svg:y2="7.667cm" draw:start-shape="id3" draw:start-glue-point="8" draw:end-shape="id4" draw:end-glue-point="4" svg:d="M8606 7032l1 635" svg:viewBox="0 0 2 636">
          <text:p/>
        </draw:connector>
        <draw:connector draw:style-name="gr9" draw:text-style-name="P5" draw:layer="layout" svg:x1="10.397cm" svg:y1="8.461cm" svg:x2="12.396cm" svg:y2="9.436cm" draw:start-shape="id4" draw:start-glue-point="7" draw:end-shape="id5" draw:end-glue-point="4" svg:d="M10397 8461h1999v975" svg:viewBox="0 0 2000 976">
          <text:p/>
        </draw:connector>
        <draw:connector draw:style-name="gr9" draw:text-style-name="P5" draw:layer="layout" svg:x1="6.816cm" svg:y1="8.461cm" svg:x2="4.917cm" svg:y2="9.458cm" draw:start-shape="id4" draw:start-glue-point="5" draw:end-shape="id6" draw:end-glue-point="4" svg:d="M6816 8461h-1899v997" svg:viewBox="0 0 1900 998">
          <text:p/>
        </draw:connector>
        <draw:connector draw:style-name="gr10" draw:text-style-name="P5" draw:layer="layout" draw:type="line" svg:x1="12.396cm" svg:y1="12.747cm" svg:x2="12.396cm" svg:y2="13.382cm" draw:start-shape="id7" draw:start-glue-point="6" draw:end-shape="id8" draw:end-glue-point="4" svg:d="M12396 12747v635" svg:viewBox="0 0 1 636">
          <text:p/>
        </draw:connector>
        <draw:connector draw:style-name="gr11" draw:text-style-name="P10" xml:id="id9" draw:id="id9" draw:layer="layout" draw:type="line" svg:x1="12.396cm" svg:y1="10.147cm" svg:x2="12.396cm" svg:y2="11.477cm" draw:start-shape="id5" draw:start-glue-point="6" draw:end-shape="id7" draw:end-glue-point="4" svg:d="M12396 10147v1330" svg:viewBox="0 0 1 1331">
          <text:p/>
        </draw:connector>
        <draw:connector draw:style-name="gr12" draw:text-style-name="P10" draw:layer="layout" svg:x1="4.917cm" svg:y1="10.169cm" svg:x2="12.396cm" svg:y2="10.812cm" draw:start-shape="id6" draw:start-glue-point="6" draw:end-shape="id9" draw:end-glue-point="0" svg:d="M4917 10169v643h7479" svg:viewBox="0 0 7480 6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scadia Mono" svg:font-family="'Cascadia Mono'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31T14:56:08.173000000</dc:date>
    <meta:editing-duration>PT6H24M46S</meta:editing-duration>
    <meta:editing-cycles>48</meta:editing-cycles>
    <meta:document-statistic meta:object-count="18"/>
  </office:meta>
</office:document-meta>
</file>